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35in"/>
    </style:style>
    <style:style style:name="co3" style:family="table-column">
      <style:table-column-properties fo:break-before="auto" style:column-width="3.4327in"/>
    </style:style>
    <style:style style:name="co4" style:family="table-column">
      <style:table-column-properties fo:break-before="auto" style:column-width="1.8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2">
          <table:table-cell office:value-type="string">
            <text:p>person</text:p>
          </table:table-cell>
          <table:table-cell office:value-type="string">
            <text:p>date</text:p>
          </table:table-cell>
          <table:table-cell office:value-type="string">
            <text:p>what</text:p>
          </table:table-cell>
          <table:table-cell office:value-type="string">
            <text:p>hours</text:p>
          </table:table-cell>
          <table:table-cell office:value-type="string">
            <text:p>context</text:p>
          </table:table-cell>
        </table:table-row>
        <table:table-row table:style-name="ro2">
          <table:table-cell office:value-type="string">
            <text:p>eric</text:p>
          </table:table-cell>
          <table:table-cell table:style-name="ce1" office:value-type="date" office:date-value="2012-01-15">
            <text:p>01/15/12</text:p>
          </table:table-cell>
          <table:table-cell office:value-type="string">
            <text:p>Converting the git repos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table:style-name="ce1" office:value-type="date" office:date-value="2012-01-25">
            <text:p>01/25/12</text:p>
          </table:table-cell>
          <table:table-cell office:value-type="string">
            <text:p>Architecture meeting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table:style-name="ce1" office:value-type="date" office:date-value="2012-01-25">
            <text:p>01/25/12</text:p>
          </table:table-cell>
          <table:table-cell office:value-type="string">
            <text:p>id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table:style-name="ce1" office:value-type="date" office:date-value="2012-01-27">
            <text:p>01/27/12</text:p>
          </table:table-cell>
          <table:table-cell office:value-type="string">
            <text:p>Making an indexhibit clone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table:style-name="ce1" office:value-type="date" office:date-value="2012-02-02">
            <text:p>02/02/12</text:p>
          </table:table-cell>
          <table:table-cell office:value-type="string">
            <text:p>Start of the git viewer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table:style-name="ce1" office:value-type="date" office:date-value="2012-01-30">
            <text:p>01/30/12</text:p>
          </table:table-cell>
          <table:table-cell office:value-type="string">
            <text:p>Temporary front-page restyle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john</text:p>
          </table:table-cell>
          <table:table-cell office:value-type="string">
            <text:p>09/02 – 01/03</text:p>
          </table:table-cell>
          <table:table-cell office:value-type="string">
            <text:p>Visual git viewer</text:p>
          </table:table-cell>
          <table:table-cell office:value-type="float" office:value="51">
            <text:p>51</text:p>
          </table:table-cell>
          <table:table-cell/>
        </table:table-row>
        <table:table-row table:style-name="ro2" table:number-rows-repeated="9">
          <table:table-cell table:number-columns-repeated="5"/>
        </table:table-row>
        <table:table-row table:style-name="ro2">
          <table:table-cell table:number-columns-repeated="3"/>
          <table:table-cell table:formula="of:=SUM([.D1:.D18])" office:value-type="float" office:value="65">
            <text:p>65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if we want to go for €30/hour we still have</text:p>
          </table:table-cell>
          <table:table-cell table:formula="of:=(1780/30)-[.D19]" office:value-type="float" office:value="-5.66666666666666">
            <text:p>-5.67</text:p>
          </table:table-cell>
          <table:table-cell office:value-type="string">
            <text:p>hour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nl" fo:country="NL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3/06/2012</text:date>, <text:time>16:4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8T14:52:18</meta:creation-date>
    <dc:date>2012-03-06T16:42:48</dc:date>
    <meta:editing-duration>PT36M55S</meta:editing-duration>
    <meta:editing-cycles>3</meta:editing-cycles>
    <meta:generator>LibreOffice/3.4$Linux LibreOffice_project/340m1$Build-502</meta:generator>
    <meta:document-statistic meta:table-count="3" meta:cell-count="37" meta:object-count="0"/>
  </office:meta>
</office:document-meta>
</file>